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Abyssinica SIL" svg:font-family="'Abyssinica SIL'" style:font-pitch="variable"/>
    <style:font-face style:name="Laksaman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cc99" draw:opacity="100%" draw:opacity-name="" draw:textarea-horizontal-align="justify" draw:textarea-vertical-align="middle" draw:auto-grow-height="false" fo:min-height="2.304cm" fo:min-width="2.054cm"/>
    </style:style>
    <style:style style:name="gr2" style:family="graphic" style:parent-style-name="standard">
      <style:graphic-properties svg:stroke-color="#ffffff" draw:fill-color="#99cc66" draw:textarea-horizontal-align="justify" draw:textarea-vertical-align="middle" draw:auto-grow-height="false" fo:min-height="0.572cm" fo:min-width="2.917cm"/>
    </style:style>
    <style:style style:name="gr3" style:family="graphic" style:parent-style-name="standard">
      <style:graphic-properties svg:stroke-color="#ffffff" draw:fill-color="#9999ff" draw:textarea-horizontal-align="justify" draw:textarea-vertical-align="middle" draw:auto-grow-height="false" fo:min-height="5.95cm" fo:min-width="6.7cm"/>
    </style:style>
    <style:style style:name="gr4" style:family="graphic" style:parent-style-name="standard">
      <style:graphic-properties svg:stroke-color="#ffffff" draw:fill-color="#ffcc99" draw:textarea-horizontal-align="justify" draw:textarea-vertical-align="middle" draw:auto-grow-height="false" fo:min-height="2.304cm" fo:min-width="2.054cm"/>
    </style:style>
    <style:style style:name="gr5" style:family="graphic" style:parent-style-name="standard">
      <style:graphic-properties svg:stroke-color="#ffffff" draw:fill-color="#99cc66" draw:textarea-horizontal-align="justify" draw:textarea-vertical-align="middle" draw:auto-grow-height="false" fo:min-height="2.9cm" fo:min-width="0.4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Abyssinica SIL"/>
    </style:style>
    <style:style style:name="P2" style:family="paragraph">
      <loext:graphic-properties draw:fill-color="#ffcc99" draw:opacity="100%"/>
      <style:paragraph-properties fo:text-align="center"/>
      <style:text-properties style:font-name="Abyssinica SIL"/>
    </style:style>
    <style:style style:name="P3" style:family="paragraph">
      <loext:graphic-properties draw:fill-color="#99cc66"/>
      <style:paragraph-properties fo:text-align="center"/>
      <style:text-properties style:font-name="Abyssinica SIL"/>
    </style:style>
    <style:style style:name="P4" style:family="paragraph">
      <loext:graphic-properties draw:fill-color="#9999ff"/>
      <style:paragraph-properties fo:text-align="center"/>
      <style:text-properties style:font-name="Abyssinica SIL"/>
    </style:style>
    <style:style style:name="P5" style:family="paragraph">
      <loext:graphic-properties draw:fill-color="#ffcc99"/>
      <style:paragraph-properties fo:text-align="center"/>
      <style:text-properties style:font-name="Abyssinica SIL"/>
    </style:style>
    <style:style style:name="P6" style:family="paragraph">
      <loext:graphic-properties draw:fill-color="#99cc66"/>
      <style:paragraph-properties fo:text-align="center"/>
      <style:text-properties style:text-position="33% 58%" style:font-name="Abyssinica SIL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108cm" svg:height="5.108cm" svg:x="1.292cm" svg:y="2.692cm">
          <text:p text:style-name="P1">Scraping</text:p>
          <text:p text:style-name="P1">vête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905cm" svg:height="1.642cm" svg:x="6.895cm" svg:y="4.558cm">
          <text:p text:style-name="P1">Intégratio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7.2cm" svg:height="6.2cm" svg:x="11.2cm" svg:y="2.6cm">
          <text:p text:style-name="P1">BDD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108cm" svg:height="5.108cm" svg:x="12.4cm" svg:y="12.6cm">
          <text:p text:style-name="P1">Requête AP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draw:layer="layout" svg:width="1.8cm" svg:height="3.6cm" svg:x="12.4cm" svg:y="9.2cm">
          <text:p text:style-name="P1">Recherche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8cm" svg:height="3.6cm" svg:x="16.4cm" svg:y="9.2cm">
          <text:p text:style-name="P1">Intégration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5.108cm" svg:height="5.108cm" svg:x="20.8cm" svg:y="2.492cm">
          <text:p text:style-name="P1">Exploitation</text:p>
          <text:p text:style-name="P1">des</text:p>
          <text:p text:style-name="P1">donné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1.8cm" svg:height="3.6cm" svg:x="22.2cm" svg:y="8.4cm">
          <text:p text:style-name="P1">Traitemen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7.2cm" svg:height="6.2cm" svg:x="19.6cm" svg:y="12.8cm">
          <text:p text:style-name="P1">Dataviz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Abyssinica SIL" svg:font-family="'Abyssinica SIL'" style:font-pitch="variable"/>
    <style:font-face style:name="Laksaman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ksaman" fo:font-family="Laksaman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entin Zheng</meta:initial-creator>
    <meta:creation-date>2018-07-09T14:25:38.611086357</meta:creation-date>
    <dc:date>2018-07-09T14:50:27.883631186</dc:date>
    <dc:creator>Corentin Zheng</dc:creator>
    <meta:editing-duration>PT4M16S</meta:editing-duration>
    <meta:editing-cycles>1</meta:editing-cycles>
    <meta:document-statistic meta:object-count="32"/>
    <meta:generator>LibreOffice/5.1.6.2$Linux_X86_64 LibreOffice_project/10m0$Build-2</meta:generator>
  </office:meta>
</office:document-meta>
</file>